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d235"/>
    </style:style>
    <style:style style:name="P2" style:family="paragraph" style:parent-style-name="Standard">
      <style:text-properties officeooo:rsid="0015d235" officeooo:paragraph-rsid="0015d235"/>
    </style:style>
    <style:style style:name="P3" style:family="paragraph" style:parent-style-name="Standard">
      <style:paragraph-properties fo:text-align="center" style:justify-single-word="false"/>
      <style:text-properties officeooo:rsid="00165932" officeooo:paragraph-rsid="00165932"/>
    </style:style>
    <style:style style:name="P4" style:family="paragraph" style:parent-style-name="Standard">
      <style:paragraph-properties fo:text-align="start" style:justify-single-word="false"/>
      <style:text-properties officeooo:rsid="00165932" officeooo:paragraph-rsid="00165932"/>
    </style:style>
    <style:style style:name="P5" style:family="paragraph" style:parent-style-name="Standard">
      <style:paragraph-properties fo:text-align="start" style:justify-single-word="false"/>
      <style:text-properties officeooo:rsid="001852bd" officeooo:paragraph-rsid="001852bd"/>
    </style:style>
    <style:style style:name="P6" style:family="paragraph" style:parent-style-name="Standard">
      <style:paragraph-properties fo:text-align="start" style:justify-single-word="false"/>
      <style:text-properties officeooo:rsid="001a5b93" officeooo:paragraph-rsid="001a5b93"/>
    </style:style>
    <style:style style:name="P7" style:family="paragraph" style:parent-style-name="Standard">
      <style:paragraph-properties fo:text-align="start" style:justify-single-word="false"/>
      <style:text-properties officeooo:rsid="001eb456" officeooo:paragraph-rsid="001eb456"/>
    </style:style>
    <style:style style:name="P8" style:family="paragraph" style:parent-style-name="Standard">
      <style:paragraph-properties fo:text-align="start" style:justify-single-word="false"/>
      <style:text-properties officeooo:rsid="00205304" officeooo:paragraph-rsid="00205304"/>
    </style:style>
    <style:style style:name="P9" style:family="paragraph" style:parent-style-name="Standard">
      <style:paragraph-properties fo:text-align="start" style:justify-single-word="false"/>
      <style:text-properties officeooo:rsid="00217f92" officeooo:paragraph-rsid="00217f92"/>
    </style:style>
    <style:style style:name="P10" style:family="paragraph" style:parent-style-name="Standard">
      <style:paragraph-properties fo:text-align="start" style:justify-single-word="false"/>
      <style:text-properties officeooo:rsid="0023bca3" officeooo:paragraph-rsid="0023bca3"/>
    </style:style>
    <style:style style:name="P11" style:family="paragraph" style:parent-style-name="Standard">
      <style:paragraph-properties fo:text-align="start" style:justify-single-word="false"/>
      <style:text-properties officeooo:rsid="0028fc10" officeooo:paragraph-rsid="0028fc10"/>
    </style:style>
    <style:style style:name="P12" style:family="paragraph" style:parent-style-name="Standard">
      <style:paragraph-properties fo:text-align="start" style:justify-single-word="false"/>
      <style:text-properties officeooo:rsid="00298f04" officeooo:paragraph-rsid="00298f04"/>
    </style:style>
    <style:style style:name="P13" style:family="paragraph" style:parent-style-name="Standard">
      <style:paragraph-properties fo:text-align="start" style:justify-single-word="false"/>
      <style:text-properties officeooo:rsid="002b63b0" officeooo:paragraph-rsid="002b63b0"/>
    </style:style>
    <style:style style:name="T1" style:family="text">
      <style:text-properties officeooo:rsid="001a27b3"/>
    </style:style>
    <style:style style:name="T2" style:family="text">
      <style:text-properties officeooo:rsid="001b1b49"/>
    </style:style>
    <style:style style:name="T3" style:family="text">
      <style:text-properties officeooo:rsid="001cc6b8"/>
    </style:style>
    <style:style style:name="T4" style:family="text">
      <style:text-properties officeooo:rsid="001d928d"/>
    </style:style>
    <style:style style:name="T5" style:family="text">
      <style:text-properties officeooo:rsid="00265cfa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MASLE Alexis</text:p>
      <text:p text:style-name="P2">DIDOT Gwendal</text:p>
      <text:p text:style-name="P3">PPAR Game of Life GPU</text:p>
      <text:p text:style-name="P4"/>
      <text:p text:style-name="P4"/>
      <text:p text:style-name="P4"/>
      <text:p text:style-name="P13">1) <text:span text:style-name="T7">Ici chaque thread se charge d'une cellule, chaque cellule va vérifier ses 8 voisins </text:span></text:p>
      <text:p text:style-name="P4"/>
      <text:p text:style-name="P5"><text:span text:style-name="T2">2</text:span>) Sans optimisation, chaque cellule va procéder à la lecture de chacun de ses voisins, c'est-à-dire 8 lectures + la lecture de sa propre valeur nous pouvons donc dire que chaque cellule fait 9 lectures. <text:span text:style-name="T1">Ces 9 lectures ne sont pas coalescente.</text:span></text:p>
      <text:p text:style-name="P5"/>
      <text:p text:style-name="P6"><text:span text:style-name="T3">3</text:span>) <text:span text:style-name="T4">Les threads vont lire trois emplacements mémoire consécutifs correspondant aux voisins supérieurs, puis effectuer un saut pour lire les trois cases ( dont la sienne ) correspondant à la ligne où se trouve la cellule, puis un nouveau saut pour lire les trois cellules de la lignes des voisins inférieurs.</text:span></text:p>
      <text:p text:style-name="P6"/>
      <text:p text:style-name="P7">4) </text:p>
      <text:p text:style-name="P7"/>
      <text:p text:style-name="P8">5) Le tableau de cellules est maintenant partagés par la ligne "extern __shared__ int cells[];"</text:p>
      <text:p text:style-name="P8"/>
      <text:p text:style-name="P9">6) <text:s/>La divergence se fait entre le moment où on lis une cellule et le moment où l'on va la modifier.</text:p>
      <text:p text:style-name="P9">On utilise la fonction __syncthreads pour attendre que tous les threads aient eu le temps d'écrire la valeur de leur cellule dans le tableau de cellules partagé.</text:p>
      <text:p text:style-name="P9"/>
      <text:p text:style-name="P10">7) Lorsque l'on compile avec l'option de compilation -Xptxas=-v, nvcc nous affiches 2<text:span text:style-name="T5">7</text:span> registres.</text:p>
      <text:p text:style-name="P10"/>
      <text:p text:style-name="P11">8)</text:p>
      <text:p text:style-name="P11"/>
      <text:p text:style-name="P12">9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17S</meta:editing-duration>
    <meta:editing-cycles>26</meta:editing-cycles>
    <meta:generator>LibreOffice/5.4.5.1$Windows_X86_64 LibreOffice_project/79c9829dd5d8054ec39a82dc51cd9eff340dbee8</meta:generator>
    <dc:date>2018-04-03T16:22:37.614000000</dc:date>
    <meta:document-statistic meta:table-count="0" meta:image-count="0" meta:object-count="0" meta:page-count="1" meta:paragraph-count="13" meta:word-count="198" meta:character-count="1146" meta:non-whitespace-character-count="957"/>
    <meta:user-defined meta:name="Info 1"/>
    <meta:user-defined meta:name="Info 2"/>
    <meta:user-defined meta:name="Info 3"/>
    <meta:user-defined meta:name="Info 4"/>
  </office:meta>
</office:document-meta>
</file>